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9c78" officeooo:paragraph-rsid="001d9c78"/>
    </style:style>
    <style:style style:name="P2" style:family="paragraph" style:parent-style-name="Standard">
      <style:text-properties officeooo:rsid="001eaa55" officeooo:paragraph-rsid="001eaa55"/>
    </style:style>
    <style:style style:name="P3" style:family="paragraph" style:parent-style-name="Standard">
      <style:text-properties officeooo:rsid="001f3a03" officeooo:paragraph-rsid="001f3a03"/>
    </style:style>
    <style:style style:name="P4" style:family="paragraph" style:parent-style-name="Standard">
      <style:text-properties officeooo:rsid="001fdcc7" officeooo:paragraph-rsid="001fdcc7"/>
    </style:style>
    <style:style style:name="P5" style:family="paragraph" style:parent-style-name="Standard">
      <style:text-properties officeooo:rsid="002165c5" officeooo:paragraph-rsid="002165c5"/>
    </style:style>
    <style:style style:name="P6" style:family="paragraph" style:parent-style-name="Standard">
      <style:text-properties officeooo:rsid="00227530" officeooo:paragraph-rsid="00227530"/>
    </style:style>
    <style:style style:name="P7" style:family="paragraph" style:parent-style-name="Standard">
      <style:text-properties officeooo:rsid="00227530" officeooo:paragraph-rsid="0022dac2"/>
    </style:style>
    <style:style style:name="P8" style:family="paragraph" style:parent-style-name="Standard">
      <style:text-properties officeooo:rsid="00227530" officeooo:paragraph-rsid="00235e41"/>
    </style:style>
    <style:style style:name="P9" style:family="paragraph" style:parent-style-name="Standard">
      <style:text-properties officeooo:rsid="00227530" officeooo:paragraph-rsid="00286e7c"/>
    </style:style>
    <style:style style:name="P10" style:family="paragraph" style:parent-style-name="Standard">
      <style:text-properties officeooo:rsid="001eaa55" officeooo:paragraph-rsid="001eaa55" fo:background-color="#ffff00"/>
    </style:style>
    <style:style style:name="P11" style:family="paragraph" style:parent-style-name="Standard">
      <style:text-properties officeooo:rsid="0025d017" officeooo:paragraph-rsid="0025d017" fo:background-color="#ffff00"/>
    </style:style>
    <style:style style:name="P12" style:family="paragraph" style:parent-style-name="Standard">
      <style:text-properties officeooo:rsid="0022dac2" officeooo:paragraph-rsid="0022dac2"/>
    </style:style>
    <style:style style:name="P13" style:family="paragraph" style:parent-style-name="Standard">
      <style:text-properties officeooo:rsid="0022dac2" officeooo:paragraph-rsid="00286e7c"/>
    </style:style>
    <style:style style:name="P14" style:family="paragraph" style:parent-style-name="Standard">
      <style:text-properties officeooo:rsid="0025d017" officeooo:paragraph-rsid="0025d017"/>
    </style:style>
    <style:style style:name="P15" style:family="paragraph" style:parent-style-name="Standard">
      <style:text-properties officeooo:rsid="00270b08" officeooo:paragraph-rsid="00270b08"/>
    </style:style>
    <style:style style:name="P16" style:family="paragraph" style:parent-style-name="Standard">
      <style:text-properties officeooo:rsid="001eaa55" officeooo:paragraph-rsid="001eaa55" fo:background-color="#cccccc"/>
    </style:style>
    <style:style style:name="P17" style:family="paragraph" style:parent-style-name="Standard">
      <style:text-properties officeooo:rsid="001f3a03" officeooo:paragraph-rsid="001f3a03" fo:background-color="#cccccc"/>
    </style:style>
    <style:style style:name="P18" style:family="paragraph" style:parent-style-name="Standard">
      <style:text-properties officeooo:rsid="001fdcc7" officeooo:paragraph-rsid="001fdcc7" fo:background-color="#cccccc"/>
    </style:style>
    <style:style style:name="P19" style:family="paragraph" style:parent-style-name="Standard">
      <style:text-properties officeooo:rsid="0022dac2" officeooo:paragraph-rsid="0022dac2" fo:background-color="#cccccc"/>
    </style:style>
    <style:style style:name="P20" style:family="paragraph" style:parent-style-name="Standard">
      <style:text-properties officeooo:rsid="0022dac2" officeooo:paragraph-rsid="00286e7c" fo:background-color="#cccccc"/>
    </style:style>
    <style:style style:name="P21" style:family="paragraph" style:parent-style-name="Standard">
      <style:text-properties officeooo:rsid="0025d017" officeooo:paragraph-rsid="0025d017" fo:background-color="#cccccc"/>
    </style:style>
    <style:style style:name="P22" style:family="paragraph" style:parent-style-name="Standard">
      <style:text-properties officeooo:rsid="0029324e" officeooo:paragraph-rsid="0029324e" fo:background-color="#cccccc"/>
    </style:style>
    <style:style style:name="P23" style:family="paragraph" style:parent-style-name="Standard">
      <style:text-properties officeooo:rsid="002b2dfe" officeooo:paragraph-rsid="002b2dfe" fo:background-color="#cccccc"/>
    </style:style>
    <style:style style:name="P24" style:family="paragraph" style:parent-style-name="Standard">
      <style:text-properties officeooo:rsid="0029324e" officeooo:paragraph-rsid="0029324e"/>
    </style:style>
    <style:style style:name="P25" style:family="paragraph" style:parent-style-name="Standard">
      <style:text-properties officeooo:rsid="002b2dfe" officeooo:paragraph-rsid="002b2dfe"/>
    </style:style>
    <style:style style:name="T1" style:family="text">
      <style:text-properties fo:background-color="#cccccc" loext:char-shading-value="0"/>
    </style:style>
    <style:style style:name="T2" style:family="text">
      <style:text-properties fo:background-color="#cccccc" loext:char-shading-value="0"/>
    </style:style>
    <style:style style:name="T3" style:family="text">
      <style:text-properties officeooo:rsid="00286e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LF DATASETS. TRAINING DIFF KERNELS (SIGMOID, POLY, RBF) WITH DIFF CS AND GAMMAS TO SEE IF THAT WAS THE ERROR:</text:p>
      <text:p text:style-name="P1"/>
      <text:p text:style-name="P2">Model Training Program is running...</text:p>
      <text:p text:style-name="P2">HALF DATASET</text:p>
      <text:p text:style-name="P10">C VARIABLE EQUAL TO: <text:s/>0.1</text:p>
      <text:p text:style-name="P16">GAMMA VARIABLE EQUAL TO: <text:s/>1e-10</text:p>
      <text:p text:style-name="P2">RBF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2"/>
      <text:p text:style-name="P2">POLYNOMIAL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oft-page-break/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2"/>
      <text:p text:style-name="P2">SIGMOID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2"/>
      <text:p text:style-name="P16">GAMMA VARIABLE EQUAL TO: <text:s/>1e-09</text:p>
      <text:p text:style-name="P2">RBF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<text:soft-page-break/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2"/>
      <text:p text:style-name="P2">POLYNOMIAL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2"/>
      <text:p text:style-name="P2">SIGMOID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oft-page-break/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16"/>
      <text:p text:style-name="P16">GAMMA VARIABLE EQUAL TO: <text:s/>1e-08</text:p>
      <text:p text:style-name="P2">RBF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2"/>
      <text:p text:style-name="P2">POLYNOMIAL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oft-page-break/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2"/>
      <text:p text:style-name="P2">SIGMOID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2"/>
      <text:p text:style-name="P16">GAMMA VARIABLE EQUAL TO: <text:s/>1e-07</text:p>
      <text:p text:style-name="P2">RBF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/>[ 1. <text:s/>0.]]</text:p>
      <text:p text:style-name="P2"><text:soft-page-break/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2"/>
      <text:p text:style-name="P2">POLYNOMIAL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2"/>
      <text:p text:style-name="P2">SIGMOID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oft-page-break/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2"/>
      <text:p text:style-name="P16">GAMMA VARIABLE EQUAL TO: <text:s/>1e-06</text:p>
      <text:p text:style-name="P2">RBF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2"/>
      <text:p text:style-name="P2">POLYNOMIAL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<text:soft-page-break/>Normalized confusion matrix</text:p>
      <text:p text:style-name="P2">[[ 1. <text:s/>0.]</text:p>
      <text:p text:style-name="P2"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2"/>
      <text:p text:style-name="P2">SIGMOID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16"/>
      <text:p text:style-name="P16">GAMMA VARIABLE EQUAL TO: <text:s/>1e-05</text:p>
      <text:p text:style-name="P2">RBF KERNEL TYPE</text:p>
      <text:p text:style-name="P2">RESULTS FOR SLIDING WINDOW <text:s/>35</text:p>
      <text:p text:style-name="P2">Confusion matrix, without normalization</text:p>
      <text:p text:style-name="P2"><text:soft-page-break/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2"/>
      <text:p text:style-name="P2">POLYNOMIAL KERNEL TYPE</text:p>
      <text:p text:style-name="P2">RESULTS FOR SLIDING WINDOW <text:s/>35</text:p>
      <text:p text:style-name="P3">Confusion matrix, without normalization</text:p>
      <text:p text:style-name="P3">[[7647 <text:s text:c="3"/>0]</text:p>
      <text:p text:style-name="P3"><text:s/>[2885 <text:s text:c="3"/>0]]</text:p>
      <text:p text:style-name="P3">Normalized confusion matrix</text:p>
      <text:p text:style-name="P3">[[ 1. <text:s/>0.]</text:p>
      <text:p text:style-name="P3"><text:s/>[ 1. <text:s/>0.]]</text:p>
      <text:p text:style-name="P3">/home/u2351/.local/lib/python3.5/site-packages/sklearn/metrics/classification.py:1135: UndefinedMetricWarning: Precision and F-score are ill-defined and being set to 0.0 in labels with no predicted samples.</text:p>
      <text:p text:style-name="P3"><text:s text:c="2"/>'precision', 'predicted', average, warn_for)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3 <text:s text:c="5"/>1.00 <text:s text:c="5"/>0.84 <text:s text:c="5"/>7647</text:p>
      <text:p text:style-name="P3">Class 1 == beta barrel <text:s text:c="6"/>0.00 <text:s text:c="5"/>0.00 <text:s text:c="5"/>0.00 <text:s text:c="5"/>2885</text:p>
      <text:p text:style-name="P3"/>
      <text:p text:style-name="P3"><text:s text:c="11"/>avg / total <text:s text:c="6"/>0.53 <text:s text:c="5"/>0.73 <text:s text:c="5"/>0.61 <text:s text:c="4"/>10532</text:p>
      <text:p text:style-name="P3"/>
      <text:p text:style-name="P3">[ 0.72615093 <text:s/>0.72615093 <text:s/>0.72602089 <text:s/>0.72602089 <text:s/>0.72602089]</text:p>
      <text:p text:style-name="P3">The accuracy for a sliding window of 35: 0.7261 (+/- 0.0001)</text:p>
      <text:p text:style-name="P3">Cross-Predicted Accuracy: -0.377272132863</text:p>
      <text:p text:style-name="P3"/>
      <text:p text:style-name="P3"/>
      <text:p text:style-name="P3"/>
      <text:p text:style-name="P3">SIGMOID KERNEL TYPE</text:p>
      <text:p text:style-name="P3">RESULTS FOR SLIDING WINDOW <text:s/>35</text:p>
      <text:p text:style-name="P3"><text:soft-page-break/>Confusion matrix, without normalization</text:p>
      <text:p text:style-name="P3">[[7647 <text:s text:c="3"/>0]</text:p>
      <text:p text:style-name="P3"><text:s/>[2885 <text:s text:c="3"/>0]]</text:p>
      <text:p text:style-name="P3">Normalized confusion matrix</text:p>
      <text:p text:style-name="P3">[[ 1. <text:s/>0.]</text:p>
      <text:p text:style-name="P3"><text:s/>[ 1. <text:s/>0.]]</text:p>
      <text:p text:style-name="P3">/home/u2351/.local/lib/python3.5/site-packages/sklearn/metrics/classification.py:1135: UndefinedMetricWarning: Precision and F-score are ill-defined and being set to 0.0 in labels with no predicted samples.</text:p>
      <text:p text:style-name="P3"><text:s text:c="2"/>'precision', 'predicted', average, warn_for)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3 <text:s text:c="5"/>1.00 <text:s text:c="5"/>0.84 <text:s text:c="5"/>7647</text:p>
      <text:p text:style-name="P3">Class 1 == beta barrel <text:s text:c="6"/>0.00 <text:s text:c="5"/>0.00 <text:s text:c="5"/>0.00 <text:s text:c="5"/>2885</text:p>
      <text:p text:style-name="P3"/>
      <text:p text:style-name="P3"><text:s text:c="11"/>avg / total <text:s text:c="6"/>0.53 <text:s text:c="5"/>0.73 <text:s text:c="5"/>0.61 <text:s text:c="4"/>10532</text:p>
      <text:p text:style-name="P3"/>
      <text:p text:style-name="P3">[ 0.72615093 <text:s/>0.72615093 <text:s/>0.72602089 <text:s/>0.72602089 <text:s/>0.72602089]</text:p>
      <text:p text:style-name="P3">The accuracy for a sliding window of 35: 0.7261 (+/- 0.0001)</text:p>
      <text:p text:style-name="P3">Cross-Predicted Accuracy: -0.377272132863</text:p>
      <text:p text:style-name="P3"/>
      <text:p text:style-name="P3"/>
      <text:p text:style-name="P17"/>
      <text:p text:style-name="P18">GAMMA VARIABLE EQUAL TO: <text:s/>0.0001</text:p>
      <text:p text:style-name="P4">RBF KERNEL TYPE</text:p>
      <text:p text:style-name="P4">RESULTS FOR SLIDING WINDOW <text:s/>35</text:p>
      <text:p text:style-name="P4">Confusion matrix, without normalization</text:p>
      <text:p text:style-name="P4">[[7647 <text:s text:c="3"/>0]</text:p>
      <text:p text:style-name="P4"><text:s/>[2885 <text:s text:c="3"/>0]]</text:p>
      <text:p text:style-name="P4">Normalized confusion matrix</text:p>
      <text:p text:style-name="P4">[[ 1. <text:s/>0.]</text:p>
      <text:p text:style-name="P4"><text:s/>[ 1. <text:s/>0.]]</text:p>
      <text:p text:style-name="P4">/home/u2351/.local/lib/python3.5/site-packages/sklearn/metrics/classification.py:1135: UndefinedMetricWarning: Precision and F-score are ill-defined and being set to 0.0 in labels with no predicted samples.</text:p>
      <text:p text:style-name="P4"><text:s text:c="2"/>'precision', 'predicted', average, warn_for)</text:p>
      <text:p text:style-name="P4"><text:s text:c="24"/>precision <text:s text:c="3"/>recall <text:s/>f1-score <text:s text:c="2"/>support</text:p>
      <text:p text:style-name="P4"/>
      <text:p text:style-name="P4"><text:s text:c="3"/>Class 0 == globular <text:s text:c="6"/>0.73 <text:s text:c="5"/>1.00 <text:s text:c="5"/>0.84 <text:s text:c="5"/>7647</text:p>
      <text:p text:style-name="P4">Class 1 == beta barrel <text:s text:c="6"/>0.00 <text:s text:c="5"/>0.00 <text:s text:c="5"/>0.00 <text:s text:c="5"/>2885</text:p>
      <text:p text:style-name="P4"/>
      <text:p text:style-name="P4"><text:s text:c="11"/>avg / total <text:s text:c="6"/>0.53 <text:s text:c="5"/>0.73 <text:s text:c="5"/>0.61 <text:s text:c="4"/>10532</text:p>
      <text:p text:style-name="P4"/>
      <text:p text:style-name="P4">[ 0.72615093 <text:s/>0.72615093 <text:s/>0.72602089 <text:s/>0.72602089 <text:s/>0.72602089]</text:p>
      <text:p text:style-name="P4">The accuracy for a sliding window of 35: 0.7261 (+/- 0.0001)</text:p>
      <text:p text:style-name="P4">Cross-Predicted Accuracy: -0.377272132863</text:p>
      <text:p text:style-name="P4"/>
      <text:p text:style-name="P4"/>
      <text:p text:style-name="P4"/>
      <text:p text:style-name="P4"><text:soft-page-break/>POLYNOMIAL KERNEL TYPE</text:p>
      <text:p text:style-name="P4">RESULTS FOR SLIDING WINDOW <text:s/>35</text:p>
      <text:p text:style-name="P4">Confusion matrix, without normalization</text:p>
      <text:p text:style-name="P4">[[7647 <text:s text:c="3"/>0]</text:p>
      <text:p text:style-name="P4"><text:s/>[2885 <text:s text:c="3"/>0]]</text:p>
      <text:p text:style-name="P4">Normalized confusion matrix</text:p>
      <text:p text:style-name="P4">[[ 1. <text:s/>0.]</text:p>
      <text:p text:style-name="P4"><text:s/>[ 1. <text:s/>0.]]</text:p>
      <text:p text:style-name="P4">/home/u2351/.local/lib/python3.5/site-packages/sklearn/metrics/classification.py:1135: UndefinedMetricWarning: Precision and F-score are ill-defined and being set to 0.0 in labels with no predicted samples.</text:p>
      <text:p text:style-name="P4"><text:s text:c="2"/>'precision', 'predicted', average, warn_for)</text:p>
      <text:p text:style-name="P4"><text:s text:c="24"/>precision <text:s text:c="3"/>recall <text:s/>f1-score <text:s text:c="2"/>support</text:p>
      <text:p text:style-name="P4"/>
      <text:p text:style-name="P4"><text:s text:c="3"/>Class 0 == globular <text:s text:c="6"/>0.73 <text:s text:c="5"/>1.00 <text:s text:c="5"/>0.84 <text:s text:c="5"/>7647</text:p>
      <text:p text:style-name="P4">Class 1 == beta barrel <text:s text:c="6"/>0.00 <text:s text:c="5"/>0.00 <text:s text:c="5"/>0.00 <text:s text:c="5"/>2885</text:p>
      <text:p text:style-name="P4"/>
      <text:p text:style-name="P4"><text:s text:c="11"/>avg / total <text:s text:c="6"/>0.53 <text:s text:c="5"/>0.73 <text:s text:c="5"/>0.61 <text:s text:c="4"/>10532</text:p>
      <text:p text:style-name="P4"/>
      <text:p text:style-name="P4">[ 0.72615093 <text:s/>0.72615093 <text:s/>0.72602089 <text:s/>0.72602089 <text:s/>0.72602089]</text:p>
      <text:p text:style-name="P4">The accuracy for a sliding window of 35: 0.7261 (+/- 0.0001)</text:p>
      <text:p text:style-name="P4">Cross-Predicted Accuracy: -0.377272132863</text:p>
      <text:p text:style-name="P4"/>
      <text:p text:style-name="P4"/>
      <text:p text:style-name="P4"/>
      <text:p text:style-name="P4">SIGMOID KERNEL TYPE</text:p>
      <text:p text:style-name="P4">RESULTS FOR SLIDING WINDOW <text:s/>35</text:p>
      <text:p text:style-name="P4">Confusion matrix, without normalization</text:p>
      <text:p text:style-name="P4">[[7647 <text:s text:c="3"/>0]</text:p>
      <text:p text:style-name="P4"><text:s/>[2885 <text:s text:c="3"/>0]]</text:p>
      <text:p text:style-name="P4">Normalized confusion matrix</text:p>
      <text:p text:style-name="P4">[[ 1. <text:s/>0.]</text:p>
      <text:p text:style-name="P4"><text:s/>[ 1. <text:s/>0.]]</text:p>
      <text:p text:style-name="P4">/home/u2351/.local/lib/python3.5/site-packages/sklearn/metrics/classification.py:1135: UndefinedMetricWarning: Precision and F-score are ill-defined and being set to 0.0 in labels with no predicted samples.</text:p>
      <text:p text:style-name="P4"><text:s text:c="2"/>'precision', 'predicted', average, warn_for)</text:p>
      <text:p text:style-name="P4"><text:s text:c="24"/>precision <text:s text:c="3"/>recall <text:s/>f1-score <text:s text:c="2"/>support</text:p>
      <text:p text:style-name="P4"/>
      <text:p text:style-name="P4"><text:s text:c="3"/>Class 0 == globular <text:s text:c="6"/>0.73 <text:s text:c="5"/>1.00 <text:s text:c="5"/>0.84 <text:s text:c="5"/>7647</text:p>
      <text:p text:style-name="P4">Class 1 == beta barrel <text:s text:c="6"/>0.00 <text:s text:c="5"/>0.00 <text:s text:c="5"/>0.00 <text:s text:c="5"/>2885</text:p>
      <text:p text:style-name="P4"/>
      <text:p text:style-name="P4"><text:s text:c="11"/>avg / total <text:s text:c="6"/>0.53 <text:s text:c="5"/>0.73 <text:s text:c="5"/>0.61 <text:s text:c="4"/>10532</text:p>
      <text:p text:style-name="P4"/>
      <text:p text:style-name="P4">[ 0.72615093 <text:s/>0.72615093 <text:s/>0.72602089 <text:s/>0.72602089 <text:s/>0.72602089]</text:p>
      <text:p text:style-name="P4">The accuracy for a sliding window of 35: 0.7261 (+/- 0.0001)</text:p>
      <text:p text:style-name="P4">Cross-Predicted Accuracy: -0.377272132863</text:p>
      <text:p text:style-name="P4"/>
      <text:p text:style-name="P4"/>
      <text:p text:style-name="P4"><text:soft-page-break/></text:p>
      <text:p text:style-name="P18">GAMMA VARIABLE EQUAL TO: <text:s/>0.001</text:p>
      <text:p text:style-name="P4">RBF KERNEL TYPE</text:p>
      <text:p text:style-name="P4">RESULTS FOR SLIDING WINDOW <text:s/>35</text:p>
      <text:p text:style-name="P4">Confusion matrix, without normalization</text:p>
      <text:p text:style-name="P4">[[7647 <text:s text:c="3"/>0]</text:p>
      <text:p text:style-name="P4"><text:s/>[2885 <text:s text:c="3"/>0]]</text:p>
      <text:p text:style-name="P4">Normalized confusion matrix</text:p>
      <text:p text:style-name="P4">[[ 1. <text:s/>0.]</text:p>
      <text:p text:style-name="P4"><text:s/>[ 1. <text:s/>0.]]</text:p>
      <text:p text:style-name="P4">/home/u2351/.local/lib/python3.5/site-packages/sklearn/metrics/classification.py:1135: UndefinedMetricWarning: Precision and F-score are ill-defined and being set to 0.0 in labels with no predicted samples.</text:p>
      <text:p text:style-name="P4"><text:s text:c="2"/>'precision', 'predicted', average, warn_for)</text:p>
      <text:p text:style-name="P4"><text:s text:c="24"/>precision <text:s text:c="3"/>recall <text:s/>f1-score <text:s text:c="2"/>support</text:p>
      <text:p text:style-name="P4"/>
      <text:p text:style-name="P4"><text:s text:c="3"/>Class 0 == globular <text:s text:c="6"/>0.73 <text:s text:c="5"/>1.00 <text:s text:c="5"/>0.84 <text:s text:c="5"/>7647</text:p>
      <text:p text:style-name="P4">Class 1 == beta barrel <text:s text:c="6"/>0.00 <text:s text:c="5"/>0.00 <text:s text:c="5"/>0.00 <text:s text:c="5"/>2885</text:p>
      <text:p text:style-name="P4"/>
      <text:p text:style-name="P4"><text:s text:c="11"/>avg / total <text:s text:c="6"/>0.53 <text:s text:c="5"/>0.73 <text:s text:c="5"/>0.61 <text:s text:c="4"/>10532</text:p>
      <text:p text:style-name="P4"/>
      <text:p text:style-name="P4">[ 0.72615093 <text:s/>0.72615093 <text:s/>0.72602089 <text:s/>0.72602089 <text:s/>0.72602089]</text:p>
      <text:p text:style-name="P4">The accuracy for a sliding window of 35: 0.7261 (+/- 0.0001)</text:p>
      <text:p text:style-name="P4">Cross-Predicted Accuracy: -0.377272132863</text:p>
      <text:p text:style-name="P4"/>
      <text:p text:style-name="P5">POLYNOMIAL KERNEL TYPE</text:p>
      <text:p text:style-name="P5">RESULTS FOR SLIDING WINDOW <text:s/>35</text:p>
      <text:p text:style-name="P5">Confusion matrix, without normalization</text:p>
      <text:p text:style-name="P5">[[7647 <text:s text:c="3"/>0]</text:p>
      <text:p text:style-name="P5"><text:s/>[2885 <text:s text:c="3"/>0]]</text:p>
      <text:p text:style-name="P5">Normalized confusion matrix</text:p>
      <text:p text:style-name="P5">[[ 1. <text:s/>0.]</text:p>
      <text:p text:style-name="P5"><text:s/>[ 1. <text:s/>0.]]</text:p>
      <text:p text:style-name="P5">/home/u2351/.local/lib/python3.5/site-packages/sklearn/metrics/classification.py:1135: UndefinedMetricWarning: Precision and F-score are ill-defined and being set to 0.0 in labels with no predicted samples.</text:p>
      <text:p text:style-name="P5"><text:s text:c="2"/>'precision', 'predicted', average, warn_for)</text:p>
      <text:p text:style-name="P5"><text:s text:c="24"/>precision <text:s text:c="3"/>recall <text:s/>f1-score <text:s text:c="2"/>support</text:p>
      <text:p text:style-name="P5"/>
      <text:p text:style-name="P5"><text:s text:c="3"/>Class 0 == globular <text:s text:c="6"/>0.73 <text:s text:c="5"/>1.00 <text:s text:c="5"/>0.84 <text:s text:c="5"/>7647</text:p>
      <text:p text:style-name="P5">Class 1 == beta barrel <text:s text:c="6"/>0.00 <text:s text:c="5"/>0.00 <text:s text:c="5"/>0.00 <text:s text:c="5"/>2885</text:p>
      <text:p text:style-name="P5"/>
      <text:p text:style-name="P5"><text:s text:c="11"/>avg / total <text:s text:c="6"/>0.53 <text:s text:c="5"/>0.73 <text:s text:c="5"/>0.61 <text:s text:c="4"/>10532</text:p>
      <text:p text:style-name="P5"/>
      <text:p text:style-name="P5">[ 0.72615093 <text:s/>0.72615093 <text:s/>0.72602089 <text:s/>0.72602089 <text:s/>0.72602089]</text:p>
      <text:p text:style-name="P5">The accuracy for a sliding window of 35: 0.7261 (+/- 0.0001)</text:p>
      <text:p text:style-name="P5">Cross-Predicted Accuracy: -0.377272132863</text:p>
      <text:p text:style-name="P5"/>
      <text:p text:style-name="P5"/>
      <text:p text:style-name="P5"><text:soft-page-break/></text:p>
      <text:p text:style-name="P5">SIGMOID KERNEL TYPE</text:p>
      <text:p text:style-name="P5">RESULTS FOR SLIDING WINDOW <text:s/>35</text:p>
      <text:p text:style-name="P5">Confusion matrix, without normalization</text:p>
      <text:p text:style-name="P5">[[7647 <text:s text:c="3"/>0]</text:p>
      <text:p text:style-name="P5"><text:s/>[2885 <text:s text:c="3"/>0]]</text:p>
      <text:p text:style-name="P5">Normalized confusion matrix</text:p>
      <text:p text:style-name="P5">[[ 1. <text:s/>0.]</text:p>
      <text:p text:style-name="P5"><text:s/>[ 1. <text:s/>0.]]</text:p>
      <text:p text:style-name="P5">/home/u2351/.local/lib/python3.5/site-packages/sklearn/metrics/classification.py:1135: UndefinedMetricWarning: Precision and F-score are ill-defined and being set to 0.0 in labels with no predicted samples.</text:p>
      <text:p text:style-name="P5"><text:s text:c="2"/>'precision', 'predicted', average, warn_for)</text:p>
      <text:p text:style-name="P5"><text:s text:c="24"/>precision <text:s text:c="3"/>recall <text:s/>f1-score <text:s text:c="2"/>support</text:p>
      <text:p text:style-name="P5"/>
      <text:p text:style-name="P5"><text:s text:c="3"/>Class 0 == globular <text:s text:c="6"/>0.73 <text:s text:c="5"/>1.00 <text:s text:c="5"/>0.84 <text:s text:c="5"/>7647</text:p>
      <text:p text:style-name="P5">Class 1 == beta barrel <text:s text:c="6"/>0.00 <text:s text:c="5"/>0.00 <text:s text:c="5"/>0.00 <text:s text:c="5"/>2885</text:p>
      <text:p text:style-name="P5"/>
      <text:p text:style-name="P5"><text:s text:c="11"/>avg / total <text:s text:c="6"/>0.53 <text:s text:c="5"/>0.73 <text:s text:c="5"/>0.61 <text:s text:c="4"/>10532</text:p>
      <text:p text:style-name="P5"/>
      <text:p text:style-name="P5">[ 0.72615093 <text:s/>0.72615093 <text:s/>0.72602089 <text:s/>0.72602089 <text:s/>0.72602089]</text:p>
      <text:p text:style-name="P5">The accuracy for a sliding window of 35: 0.7261 (+/- 0.0001)</text:p>
      <text:p text:style-name="P5">Cross-Predicted Accuracy: -0.377272132863</text:p>
      <text:p text:style-name="P5"/>
      <text:p text:style-name="P5"/>
      <text:p text:style-name="P6">GAMMA VARIABLE EQUAL TO: <text:s/><text:span text:style-name="T2">0.01</text:span></text:p>
      <text:p text:style-name="P6">RBF KERNEL TYPE</text:p>
      <text:p text:style-name="P6">RESULTS FOR SLIDING WINDOW <text:s/>35</text:p>
      <text:p text:style-name="P6">Confusion matrix, without normalization</text:p>
      <text:p text:style-name="P6">[[7647 <text:s text:c="3"/>0]</text:p>
      <text:p text:style-name="P6"><text:s/>[2885 <text:s text:c="3"/>0]]</text:p>
      <text:p text:style-name="P6">Normalized confusion matrix</text:p>
      <text:p text:style-name="P6">[[ 1. <text:s/>0.]</text:p>
      <text:p text:style-name="P6"><text:s/>[ 1. <text:s/>0.]]</text:p>
      <text:p text:style-name="P6">/home/u2351/.local/lib/python3.5/site-packages/sklearn/metrics/classification.py:1135: UndefinedMetricWarning: Precision and F-score are ill-defined and being set to 0.0 in labels with no predicted samples.</text:p>
      <text:p text:style-name="P6"><text:s text:c="2"/>'precision', 'predicted', average, warn_for)</text:p>
      <text:p text:style-name="P6"><text:s text:c="24"/>precision <text:s text:c="3"/>recall <text:s/>f1-score <text:s text:c="2"/>support</text:p>
      <text:p text:style-name="P6"/>
      <text:p text:style-name="P6"><text:s text:c="3"/>Class 0 == globular <text:s text:c="6"/>0.73 <text:s text:c="5"/>1.00 <text:s text:c="5"/>0.84 <text:s text:c="5"/>7647</text:p>
      <text:p text:style-name="P6">Class 1 == beta barrel <text:s text:c="6"/>0.00 <text:s text:c="5"/>0.00 <text:s text:c="5"/>0.00 <text:s text:c="5"/>2885</text:p>
      <text:p text:style-name="P6"/>
      <text:p text:style-name="P6"><text:s text:c="11"/>avg / total <text:s text:c="6"/>0.53 <text:s text:c="5"/>0.73 <text:s text:c="5"/>0.61 <text:s text:c="4"/>10532</text:p>
      <text:p text:style-name="P6"/>
      <text:p text:style-name="P6">[ 0.72615093 <text:s/>0.72615093 <text:s/>0.72602089 <text:s/>0.72602089 <text:s/>0.72602089]</text:p>
      <text:p text:style-name="P6">The accuracy for a sliding window of 35: 0.7261 (+/- 0.0001)</text:p>
      <text:p text:style-name="P6">Cross-Predicted Accuracy: -0.377272132863</text:p>
      <text:p text:style-name="P6"/>
      <text:p text:style-name="P6"><text:soft-page-break/></text:p>
      <text:p text:style-name="P6"/>
      <text:p text:style-name="P6">POLYNOMIAL KERNEL TYPE</text:p>
      <text:p text:style-name="P6">RESULTS FOR SLIDING WINDOW <text:s/>35</text:p>
      <text:p text:style-name="P6">Confusion matrix, without normalization</text:p>
      <text:p text:style-name="P6">[[7647 <text:s text:c="3"/>0]</text:p>
      <text:p text:style-name="P6"><text:s/>[2885 <text:s text:c="3"/>0]]</text:p>
      <text:p text:style-name="P6">Normalized confusion matrix</text:p>
      <text:p text:style-name="P6">[[ 1. <text:s/>0.]</text:p>
      <text:p text:style-name="P6"><text:s/>[ 1. <text:s/>0.]]</text:p>
      <text:p text:style-name="P6">/home/u2351/.local/lib/python3.5/site-packages/sklearn/metrics/classification.py:1135: UndefinedMetricWarning: Precision and F-score are ill-defined and being set to 0.0 in labels with no predicted samples.</text:p>
      <text:p text:style-name="P6"><text:s text:c="2"/>'precision', 'predicted', average, warn_for)</text:p>
      <text:p text:style-name="P6"><text:s text:c="24"/>precision <text:s text:c="3"/>recall <text:s/>f1-score <text:s text:c="2"/>support</text:p>
      <text:p text:style-name="P6"/>
      <text:p text:style-name="P6"><text:s text:c="3"/>Class 0 == globular <text:s text:c="6"/>0.73 <text:s text:c="5"/>1.00 <text:s text:c="5"/>0.84 <text:s text:c="5"/>7647</text:p>
      <text:p text:style-name="P6">Class 1 == beta barrel <text:s text:c="6"/>0.00 <text:s text:c="5"/>0.00 <text:s text:c="5"/>0.00 <text:s text:c="5"/>2885</text:p>
      <text:p text:style-name="P6"/>
      <text:p text:style-name="P6"><text:s text:c="11"/>avg / total <text:s text:c="6"/>0.53 <text:s text:c="5"/>0.73 <text:s text:c="5"/>0.61 <text:s text:c="4"/>10532</text:p>
      <text:p text:style-name="P6"/>
      <text:p text:style-name="P6">[ 0.72615093 <text:s/>0.72615093 <text:s/>0.72602089 <text:s/>0.72602089 <text:s/>0.72602089]</text:p>
      <text:p text:style-name="P6">The accuracy for a sliding window of 35: 0.7261 (+/- 0.0001)</text:p>
      <text:p text:style-name="P6">Cross-Predicted Accuracy: -0.377272132863</text:p>
      <text:p text:style-name="P6"/>
      <text:p text:style-name="P6"/>
      <text:p text:style-name="P6"/>
      <text:p text:style-name="P6">SIGMOID KERNEL TYPE</text:p>
      <text:p text:style-name="P6">RESULTS FOR SLIDING WINDOW <text:s/>35</text:p>
      <text:p text:style-name="P6">Confusion matrix, without normalization</text:p>
      <text:p text:style-name="P6">[[7647 <text:s text:c="3"/>0]</text:p>
      <text:p text:style-name="P6"><text:s/>[2885 <text:s text:c="3"/>0]]</text:p>
      <text:p text:style-name="P6">Normalized confusion matrix</text:p>
      <text:p text:style-name="P6">[[ 1. <text:s/>0.]</text:p>
      <text:p text:style-name="P6"><text:s/>[ 1. <text:s/>0.]]</text:p>
      <text:p text:style-name="P6">/home/u2351/.local/lib/python3.5/site-packages/sklearn/metrics/classification.py:1135: UndefinedMetricWarning: Precision and F-score are ill-defined and being set to 0.0 in labels with no predicted samples.</text:p>
      <text:p text:style-name="P6"><text:s text:c="2"/>'precision', 'predicted', average, warn_for)</text:p>
      <text:p text:style-name="P6"><text:s text:c="24"/>precision <text:s text:c="3"/>recall <text:s/>f1-score <text:s text:c="2"/>support</text:p>
      <text:p text:style-name="P6"/>
      <text:p text:style-name="P6"><text:s text:c="3"/>Class 0 == globular <text:s text:c="6"/>0.73 <text:s text:c="5"/>1.00 <text:s text:c="5"/>0.84 <text:s text:c="5"/>7647</text:p>
      <text:p text:style-name="P6">Class 1 == beta barrel <text:s text:c="6"/>0.00 <text:s text:c="5"/>0.00 <text:s text:c="5"/>0.00 <text:s text:c="5"/>2885</text:p>
      <text:p text:style-name="P6"/>
      <text:p text:style-name="P6"><text:s text:c="11"/>avg / total <text:s text:c="6"/>0.53 <text:s text:c="5"/>0.73 <text:s text:c="5"/>0.61 <text:s text:c="4"/>10532</text:p>
      <text:p text:style-name="P6"/>
      <text:p text:style-name="P6">[ 0.72615093 <text:s/>0.72615093 <text:s/>0.72602089 <text:s/>0.72602089 <text:s/>0.72602089]</text:p>
      <text:p text:style-name="P6">The accuracy for a sliding window of 35: 0.7261 (+/- 0.0001)</text:p>
      <text:p text:style-name="P6">Cross-Predicted Accuracy: -0.377272132863</text:p>
      <text:p text:style-name="P6"><text:soft-page-break/></text:p>
      <text:p text:style-name="P6"/>
      <text:p text:style-name="P19">GAMMA VARIABLE EQUAL TO: <text:s/><text:span text:style-name="T3">0.</text:span>1</text:p>
      <text:p text:style-name="P12">RBF KERNEL TYPE</text:p>
      <text:p text:style-name="P12">RESULTS FOR SLIDING WINDOW <text:s/>35</text:p>
      <text:p text:style-name="P12">Confusion matrix, without normalization</text:p>
      <text:p text:style-name="P12">[[7647 <text:s text:c="3"/>0]</text:p>
      <text:p text:style-name="P12"><text:s/>[2885 <text:s text:c="3"/>0]]</text:p>
      <text:p text:style-name="P12">Normalized confusion matrix</text:p>
      <text:p text:style-name="P12">[[ 1. <text:s/>0.]</text:p>
      <text:p text:style-name="P12"><text:s/>[ 1. <text:s/>0.]]</text:p>
      <text:p text:style-name="P12">/home/u2351/.local/lib/python3.5/site-packages/sklearn/metrics/classification.py:1135: UndefinedMetricWarning: Precision and F-score are ill-defined and being set to 0.0 in labels with no predicted samples.</text:p>
      <text:p text:style-name="P12"><text:s text:c="2"/>'precision', 'predicted', average, warn_for)</text:p>
      <text:p text:style-name="P12"><text:s text:c="24"/>precision <text:s text:c="3"/>recall <text:s/>f1-score <text:s text:c="2"/>support</text:p>
      <text:p text:style-name="P12"/>
      <text:p text:style-name="P12"><text:s text:c="3"/>Class 0 == globular <text:s text:c="6"/>0.73 <text:s text:c="5"/>1.00 <text:s text:c="5"/>0.84 <text:s text:c="5"/>7647</text:p>
      <text:p text:style-name="P12">Class 1 == beta barrel <text:s text:c="6"/>0.00 <text:s text:c="5"/>0.00 <text:s text:c="5"/>0.00 <text:s text:c="5"/>2885</text:p>
      <text:p text:style-name="P12"/>
      <text:p text:style-name="P12"><text:s text:c="11"/>avg / total <text:s text:c="6"/>0.53 <text:s text:c="5"/>0.73 <text:s text:c="5"/>0.61 <text:s text:c="4"/>10532</text:p>
      <text:p text:style-name="P12"/>
      <text:p text:style-name="P7">[ 0.72615093 <text:s/>0.72615093 <text:s/>0.72602089 <text:s/>0.72602089 <text:s/>0.72602089]</text:p>
      <text:p text:style-name="P7">The accuracy for a sliding window of 35: 0.7261 (+/- 0.0001)</text:p>
      <text:p text:style-name="P7">Cross-Predicted Accuracy: -0.377272132863</text:p>
      <text:p text:style-name="P7"/>
      <text:p text:style-name="P7"/>
      <text:p text:style-name="P7">POLYNOMIAL KERNEL TYPE</text:p>
      <text:p text:style-name="P7">RESULTS FOR SLIDING WINDOW <text:s/>35</text:p>
      <text:p text:style-name="P7">Confusion matrix, without normalization</text:p>
      <text:p text:style-name="P7">[[7645 <text:s text:c="3"/>2]</text:p>
      <text:p text:style-name="P7"><text:s/>[2872 <text:s text:c="2"/>13]]</text:p>
      <text:p text:style-name="P7">Normalized confusion matrix</text:p>
      <text:p text:style-name="P7">[[ <text:s/>9.99738460e-01 <text:s text:c="2"/>2.61540473e-04]</text:p>
      <text:p text:style-name="P7"><text:s/>[ <text:s/>9.95493934e-01 <text:s text:c="2"/>4.50606586e-03]]</text:p>
      <text:p text:style-name="P7"><text:s text:c="24"/>precision <text:s text:c="3"/>recall <text:s/>f1-score <text:s text:c="2"/>support</text:p>
      <text:p text:style-name="P7"/>
      <text:p text:style-name="P7"><text:s text:c="3"/>Class 0 == globular <text:s text:c="6"/>0.73 <text:s text:c="5"/>1.00 <text:s text:c="5"/>0.84 <text:s text:c="5"/>7647</text:p>
      <text:p text:style-name="P7">Class 1 == beta barrel <text:s text:c="6"/>0.87 <text:s text:c="5"/>0.00 <text:s text:c="5"/>0.01 <text:s text:c="5"/>2885</text:p>
      <text:p text:style-name="P7"/>
      <text:p text:style-name="P7"><text:s text:c="11"/>avg / total <text:s text:c="6"/>0.77 <text:s text:c="5"/>0.73 <text:s text:c="5"/>0.61 <text:s text:c="4"/>10532</text:p>
      <text:p text:style-name="P7"/>
      <text:p text:style-name="P7">[ 0.72615093 <text:s/>0.72710014 <text:s/>0.7288699 <text:s text:c="2"/>0.72744539 <text:s/>0.72602089]</text:p>
      <text:p text:style-name="P7">The accuracy for a sliding window of 35: 0.7271 (+/- 0.0021)</text:p>
      <text:p text:style-name="P7">Cross-Predicted Accuracy: -0.372020835302</text:p>
      <text:p text:style-name="P7"/>
      <text:p text:style-name="P7"/>
      <text:p text:style-name="P7"/>
      <text:p text:style-name="P7">SIGMOID KERNEL TYPE</text:p>
      <text:p text:style-name="P7"><text:soft-page-break/>RESULTS FOR SLIDING WINDOW <text:s/>35</text:p>
      <text:p text:style-name="P7">Confusion matrix, without normalization</text:p>
      <text:p text:style-name="P7">[[7551 <text:s text:c="2"/>96]</text:p>
      <text:p text:style-name="P7"><text:s/>[2511 <text:s/>374]]</text:p>
      <text:p text:style-name="P7">Normalized confusion matrix</text:p>
      <text:p text:style-name="P7">[[ 0.98744606 <text:s/>0.01255394]</text:p>
      <text:p text:style-name="P7"><text:s/>[ 0.87036395 <text:s/>0.12963605]]</text:p>
      <text:p text:style-name="P7"><text:s text:c="24"/>precision <text:s text:c="3"/>recall <text:s/>f1-score <text:s text:c="2"/>support</text:p>
      <text:p text:style-name="P7"/>
      <text:p text:style-name="P7"><text:s text:c="3"/>Class 0 == globular <text:s text:c="6"/>0.75 <text:s text:c="5"/>0.99 <text:s text:c="5"/>0.85 <text:s text:c="5"/>7647</text:p>
      <text:p text:style-name="P7">Class 1 == beta barrel <text:s text:c="6"/>0.80 <text:s text:c="5"/>0.13 <text:s text:c="5"/>0.22 <text:s text:c="5"/>2885</text:p>
      <text:p text:style-name="P7"/>
      <text:p text:style-name="P7"><text:s text:c="11"/>avg / total <text:s text:c="6"/>0.76 <text:s text:c="5"/>0.75 <text:s text:c="5"/>0.68 <text:s text:c="4"/>10532</text:p>
      <text:p text:style-name="P8">[ 0.72615093 <text:s/>0.72710014 <text:s/>0.7288699 <text:s text:c="2"/>0.72744539 <text:s/>0.72602089]</text:p>
      <text:p text:style-name="P8">The accuracy for a sliding window of 35: 0.7271 (+/- 0.0021)</text:p>
      <text:p text:style-name="P8">Cross-Predicted Accuracy: -0.372020835302</text:p>
      <text:p text:style-name="P8"/>
      <text:p text:style-name="P20">GAMMA VARIABLE EQUAL TO: <text:s/><text:span text:style-name="T3">1</text:span></text:p>
      <text:p text:style-name="P13">RBF KERNEL TYPE</text:p>
      <text:p text:style-name="P13">RESULTS FOR SLIDING WINDOW <text:s/>35</text:p>
      <text:p text:style-name="P13">Confusion matrix, without normalization</text:p>
      <text:p text:style-name="P13">[[7647 <text:s text:c="3"/>0]</text:p>
      <text:p text:style-name="P13"><text:s/>[2885 <text:s text:c="3"/>0]]</text:p>
      <text:p text:style-name="P13">Normalized confusion matrix</text:p>
      <text:p text:style-name="P13">[[ 1. <text:s/>0.]</text:p>
      <text:p text:style-name="P13"><text:s/>[ 1. <text:s/>0.]]</text:p>
      <text:p text:style-name="P13">/home/u2351/.local/lib/python3.5/site-packages/sklearn/metrics/classification.py:1135: UndefinedMetricWarning: Precision and F-score are ill-defined and being set to 0.0 in labels with no predicted samples.</text:p>
      <text:p text:style-name="P13"><text:s text:c="2"/>'precision', 'predicted', average, warn_for)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73 <text:s text:c="5"/>1.00 <text:s text:c="5"/>0.84 <text:s text:c="5"/>7647</text:p>
      <text:p text:style-name="P13">Class 1 == beta barrel <text:s text:c="6"/>0.00 <text:s text:c="5"/>0.00 <text:s text:c="5"/>0.00 <text:s text:c="5"/>2885</text:p>
      <text:p text:style-name="P13"/>
      <text:p text:style-name="P13"><text:s text:c="11"/>avg / total <text:s text:c="6"/>0.53 <text:s text:c="5"/>0.73 <text:s text:c="5"/>0.61 <text:s text:c="4"/>10532</text:p>
      <text:p text:style-name="P13"/>
      <text:p text:style-name="P9">[ 0.72615093 <text:s/>0.72615093 <text:s/>0.72602089 <text:s/>0.72602089 <text:s/>0.72602089]</text:p>
      <text:p text:style-name="P9">The accuracy for a sliding window of 35: 0.7261 (+/- 0.0001)</text:p>
      <text:p text:style-name="P9">Cross-Predicted Accuracy: -0.377272132863</text:p>
      <text:p text:style-name="P9"/>
      <text:p text:style-name="P9"/>
      <text:p text:style-name="P9">POLYNOMIAL KERNEL TYPE</text:p>
      <text:p text:style-name="P9">RESULTS FOR SLIDING WINDOW <text:s/>35</text:p>
      <text:p text:style-name="P9">Confusion matrix, without normalization</text:p>
      <text:p text:style-name="P9">[[7645 <text:s text:c="3"/>2]</text:p>
      <text:p text:style-name="P9"><text:s/>[2872 <text:s text:c="2"/>13]]</text:p>
      <text:p text:style-name="P9">Normalized confusion matrix</text:p>
      <text:p text:style-name="P9">[[ <text:s/>9.99738460e-01 <text:s text:c="2"/>2.61540473e-04]</text:p>
      <text:p text:style-name="P9"><text:soft-page-break/><text:s/>[ <text:s/>9.95493934e-01 <text:s text:c="2"/>4.50606586e-03]]</text:p>
      <text:p text:style-name="P9"><text:s text:c="24"/>precision <text:s text:c="3"/>recall <text:s/>f1-score <text:s text:c="2"/>support</text:p>
      <text:p text:style-name="P9"/>
      <text:p text:style-name="P9"><text:s text:c="3"/>Class 0 == globular <text:s text:c="6"/>0.73 <text:s text:c="5"/>1.00 <text:s text:c="5"/>0.84 <text:s text:c="5"/>7647</text:p>
      <text:p text:style-name="P9">Class 1 == beta barrel <text:s text:c="6"/>0.87 <text:s text:c="5"/>0.00 <text:s text:c="5"/>0.01 <text:s text:c="5"/>2885</text:p>
      <text:p text:style-name="P9"/>
      <text:p text:style-name="P9"><text:s text:c="11"/>avg / total <text:s text:c="6"/>0.77 <text:s text:c="5"/>0.73 <text:s text:c="5"/>0.61 <text:s text:c="4"/>10532</text:p>
      <text:p text:style-name="P9"/>
      <text:p text:style-name="P9">[ 0.72615093 <text:s/>0.72710014 <text:s/>0.7288699 <text:s text:c="2"/>0.72744539 <text:s/>0.72602089]</text:p>
      <text:p text:style-name="P9">The accuracy for a sliding window of 35: 0.7271 (+/- 0.0021)</text:p>
      <text:p text:style-name="P9">Cross-Predicted Accuracy: -0.372020835302</text:p>
      <text:p text:style-name="P9"/>
      <text:p text:style-name="P9"/>
      <text:p text:style-name="P9"/>
      <text:p text:style-name="P9">SIGMOID KERNEL TYPE</text:p>
      <text:p text:style-name="P9">RESULTS FOR SLIDING WINDOW <text:s/>35</text:p>
      <text:p text:style-name="P9">Confusion matrix, without normalization</text:p>
      <text:p text:style-name="P9">[[7551 <text:s text:c="2"/>96]</text:p>
      <text:p text:style-name="P9"><text:s/>[2511 <text:s/>374]]</text:p>
      <text:p text:style-name="P9">Normalized confusion matrix</text:p>
      <text:p text:style-name="P9">[[ 0.98744606 <text:s/>0.01255394]</text:p>
      <text:p text:style-name="P9"><text:s/>[ 0.87036395 <text:s/>0.12963605]]</text:p>
      <text:p text:style-name="P9"><text:s text:c="24"/>precision <text:s text:c="3"/>recall <text:s/>f1-score <text:s text:c="2"/>support</text:p>
      <text:p text:style-name="P9"/>
      <text:p text:style-name="P9"><text:s text:c="3"/>Class 0 == globular <text:s text:c="6"/>0.75 <text:s text:c="5"/>0.99 <text:s text:c="5"/>0.85 <text:s text:c="5"/>7647</text:p>
      <text:p text:style-name="P9">Class 1 == beta barrel <text:s text:c="6"/>0.80 <text:s text:c="5"/>0.13 <text:s text:c="5"/>0.22 <text:s text:c="5"/>2885</text:p>
      <text:p text:style-name="P9"/>
      <text:p text:style-name="P9"><text:s text:c="11"/>avg / total <text:s text:c="6"/>0.76 <text:s text:c="5"/>0.75 <text:s text:c="5"/>0.68 <text:s text:c="4"/>10532</text:p>
      <text:p text:style-name="P9">[ 0.72615093 <text:s/>0.72710014 <text:s/>0.7288699 <text:s text:c="2"/>0.72744539 <text:s/>0.72602089]</text:p>
      <text:p text:style-name="P9">The accuracy for a sliding window of 35: 0.7271 (+/- 0.0021)</text:p>
      <text:p text:style-name="P9">Cross-Predicted Accuracy: -0.372020835302</text:p>
      <text:p text:style-name="P8"/>
      <text:p text:style-name="P11">C VARIABLE EQUAL TO: <text:s/>0.5</text:p>
      <text:p text:style-name="P21">GAMMA VARIABLE EQUAL TO: <text:s/>1e-10</text:p>
      <text:p text:style-name="P14">RBF KERNEL TYPE</text:p>
      <text:p text:style-name="P14">RESULTS FOR SLIDING WINDOW <text:s/>35</text:p>
      <text:p text:style-name="P14">Confusion matrix, without normalization</text:p>
      <text:p text:style-name="P14">[[7647 <text:s text:c="3"/>0]</text:p>
      <text:p text:style-name="P14"><text:s/>[2885 <text:s text:c="3"/>0]]</text:p>
      <text:p text:style-name="P14">Normalized confusion matrix</text:p>
      <text:p text:style-name="P14">[[ 1. <text:s/>0.]</text:p>
      <text:p text:style-name="P14"><text:s/>[ 1. <text:s/>0.]]</text:p>
      <text:p text:style-name="P14">/home/u2351/.local/lib/python3.5/site-packages/sklearn/metrics/classification.py:1135: UndefinedMetricWarning: Precision and F-score are ill-defined and being set to 0.0 in labels with no predicted samples.</text:p>
      <text:p text:style-name="P14"><text:s text:c="2"/>'precision', 'predicted', average, warn_for)</text:p>
      <text:p text:style-name="P14"><text:s text:c="24"/>precision <text:s text:c="3"/>recall <text:s/>f1-score <text:s text:c="2"/>support</text:p>
      <text:p text:style-name="P14"/>
      <text:p text:style-name="P14"><text:s text:c="3"/>Class 0 == globular <text:s text:c="6"/>0.73 <text:s text:c="5"/>1.00 <text:s text:c="5"/>0.84 <text:s text:c="5"/>7647</text:p>
      <text:p text:style-name="P14"><text:soft-page-break/>Class 1 == beta barrel <text:s text:c="6"/>0.00 <text:s text:c="5"/>0.00 <text:s text:c="5"/>0.00 <text:s text:c="5"/>2885</text:p>
      <text:p text:style-name="P14"/>
      <text:p text:style-name="P14"><text:s text:c="11"/>avg / total <text:s text:c="6"/>0.53 <text:s text:c="5"/>0.73 <text:s text:c="5"/>0.61 <text:s text:c="4"/>10532</text:p>
      <text:p text:style-name="P14"/>
      <text:p text:style-name="P14">[ 0.72615093 <text:s/>0.72615093 <text:s/>0.72602089 <text:s/>0.72602089 <text:s/>0.72602089]</text:p>
      <text:p text:style-name="P14">The accuracy for a sliding window of 35: 0.7261 (+/- 0.0001)</text:p>
      <text:p text:style-name="P14">Cross-Predicted Accuracy: -0.377272132863</text:p>
      <text:p text:style-name="P14"/>
      <text:p text:style-name="P14"/>
      <text:p text:style-name="P14"/>
      <text:p text:style-name="P14">POLYNOMIAL KERNEL TYPE</text:p>
      <text:p text:style-name="P14">RESULTS FOR SLIDING WINDOW <text:s/>35</text:p>
      <text:p text:style-name="P14">Confusion matrix, without normalization</text:p>
      <text:p text:style-name="P14">[[7647 <text:s text:c="3"/>0]</text:p>
      <text:p text:style-name="P14"><text:s/>[2885 <text:s text:c="3"/>0]]</text:p>
      <text:p text:style-name="P14">Normalized confusion matrix</text:p>
      <text:p text:style-name="P14">[[ 1. <text:s/>0.]</text:p>
      <text:p text:style-name="P14"><text:s/>[ 1. <text:s/>0.]]</text:p>
      <text:p text:style-name="P14">/home/u2351/.local/lib/python3.5/site-packages/sklearn/metrics/classification.py:1135: UndefinedMetricWarning: Precision and F-score are ill-defined and being set to 0.0 in labels with no predicted samples.</text:p>
      <text:p text:style-name="P14"><text:s text:c="2"/>'precision', 'predicted', average, warn_for)</text:p>
      <text:p text:style-name="P14"><text:s text:c="24"/>precision <text:s text:c="3"/>recall <text:s/>f1-score <text:s text:c="2"/>support</text:p>
      <text:p text:style-name="P14"/>
      <text:p text:style-name="P14"><text:s text:c="3"/>Class 0 == globular <text:s text:c="6"/>0.73 <text:s text:c="5"/>1.00 <text:s text:c="5"/>0.84 <text:s text:c="5"/>7647</text:p>
      <text:p text:style-name="P14">Class 1 == beta barrel <text:s text:c="6"/>0.00 <text:s text:c="5"/>0.00 <text:s text:c="5"/>0.00 <text:s text:c="5"/>2885</text:p>
      <text:p text:style-name="P14"/>
      <text:p text:style-name="P14"><text:s text:c="11"/>avg / total <text:s text:c="6"/>0.53 <text:s text:c="5"/>0.73 <text:s text:c="5"/>0.61 <text:s text:c="4"/>10532</text:p>
      <text:p text:style-name="P14"/>
      <text:p text:style-name="P14">[ 0.72615093 <text:s/>0.72615093 <text:s/>0.72602089 <text:s/>0.72602089 <text:s/>0.72602089]</text:p>
      <text:p text:style-name="P14">The accuracy for a sliding window of 35: 0.7261 (+/- 0.0001)</text:p>
      <text:p text:style-name="P14">Cross-Predicted Accuracy: -0.377272132863</text:p>
      <text:p text:style-name="P14"/>
      <text:p text:style-name="P14"/>
      <text:p text:style-name="P14"/>
      <text:p text:style-name="P14">SIGMOID KERNEL TYPE</text:p>
      <text:p text:style-name="P14">RESULTS FOR SLIDING WINDOW <text:s/>35</text:p>
      <text:p text:style-name="P14">Confusion matrix, without normalization</text:p>
      <text:p text:style-name="P14">[[7647 <text:s text:c="3"/>0]</text:p>
      <text:p text:style-name="P14"><text:s/>[2885 <text:s text:c="3"/>0]]</text:p>
      <text:p text:style-name="P14">Normalized confusion matrix</text:p>
      <text:p text:style-name="P14">[[ 1. <text:s/>0.]</text:p>
      <text:p text:style-name="P14"><text:s/>[ 1. <text:s/>0.]]</text:p>
      <text:p text:style-name="P14">/home/u2351/.local/lib/python3.5/site-packages/sklearn/metrics/classification.py:1135: UndefinedMetricWarning: Precision and F-score are ill-defined and being set to 0.0 in labels with no predicted samples.</text:p>
      <text:p text:style-name="P14"><text:s text:c="2"/>'precision', 'predicted', average, warn_for)</text:p>
      <text:p text:style-name="P14"><text:s text:c="24"/>precision <text:s text:c="3"/>recall <text:s/>f1-score <text:s text:c="2"/>support</text:p>
      <text:p text:style-name="P14"/>
      <text:p text:style-name="P14"><text:soft-page-break/><text:s text:c="3"/>Class 0 == globular <text:s text:c="6"/>0.73 <text:s text:c="5"/>1.00 <text:s text:c="5"/>0.84 <text:s text:c="5"/>7647</text:p>
      <text:p text:style-name="P14">Class 1 == beta barrel <text:s text:c="6"/>0.00 <text:s text:c="5"/>0.00 <text:s text:c="5"/>0.00 <text:s text:c="5"/>2885</text:p>
      <text:p text:style-name="P14"/>
      <text:p text:style-name="P14"><text:s text:c="11"/>avg / total <text:s text:c="6"/>0.53 <text:s text:c="5"/>0.73 <text:s text:c="5"/>0.61 <text:s text:c="4"/>10532</text:p>
      <text:p text:style-name="P14"/>
      <text:p text:style-name="P14">[ 0.72615093 <text:s/>0.72615093 <text:s/>0.72602089 <text:s/>0.72602089 <text:s/>0.72602089]</text:p>
      <text:p text:style-name="P14">The accuracy for a sliding window of 35: 0.7261 (+/- 0.0001)</text:p>
      <text:p text:style-name="P14">Cross-Predicted Accuracy: -0.377272132863</text:p>
      <text:p text:style-name="P14"/>
      <text:p text:style-name="P14"/>
      <text:p text:style-name="P14"/>
      <text:p text:style-name="P21">GAMMA VARIABLE EQUAL TO: <text:s/>1e-09</text:p>
      <text:p text:style-name="P14">RBF KERNEL TYPE</text:p>
      <text:p text:style-name="P14">RESULTS FOR SLIDING WINDOW <text:s/>35</text:p>
      <text:p text:style-name="P14">Confusion matrix, without normalization</text:p>
      <text:p text:style-name="P14">[[7647 <text:s text:c="3"/>0]</text:p>
      <text:p text:style-name="P14"><text:s/>[2885 <text:s text:c="3"/>0]]</text:p>
      <text:p text:style-name="P14">Normalized confusion matrix</text:p>
      <text:p text:style-name="P14">[[ 1. <text:s/>0.]</text:p>
      <text:p text:style-name="P14"><text:s/>[ 1. <text:s/>0.]]</text:p>
      <text:p text:style-name="P14">/home/u2351/.local/lib/python3.5/site-packages/sklearn/metrics/classification.py:1135: UndefinedMetricWarning: Precision and F-score are ill-defined and being set to 0.0 in labels with no predicted samples.</text:p>
      <text:p text:style-name="P14"><text:s text:c="2"/>'precision', 'predicted', average, warn_for)</text:p>
      <text:p text:style-name="P14"><text:s text:c="24"/>precision <text:s text:c="3"/>recall <text:s/>f1-score <text:s text:c="2"/>support</text:p>
      <text:p text:style-name="P14"/>
      <text:p text:style-name="P14"><text:s text:c="3"/>Class 0 == globular <text:s text:c="6"/>0.73 <text:s text:c="5"/>1.00 <text:s text:c="5"/>0.84 <text:s text:c="5"/>7647</text:p>
      <text:p text:style-name="P14">Class 1 == beta barrel <text:s text:c="6"/>0.00 <text:s text:c="5"/>0.00 <text:s text:c="5"/>0.00 <text:s text:c="5"/>2885</text:p>
      <text:p text:style-name="P14"/>
      <text:p text:style-name="P14"><text:s text:c="11"/>avg / total <text:s text:c="6"/>0.53 <text:s text:c="5"/>0.73 <text:s text:c="5"/>0.61 <text:s text:c="4"/>10532</text:p>
      <text:p text:style-name="P14"/>
      <text:p text:style-name="P14">[ 0.72615093 <text:s/>0.72615093 <text:s/>0.72602089 <text:s/>0.72602089 <text:s/>0.72602089]</text:p>
      <text:p text:style-name="P14">The accuracy for a sliding window of 35: 0.7261 (+/- 0.0001)</text:p>
      <text:p text:style-name="P14">Cross-Predicted Accuracy: -0.377272132863</text:p>
      <text:p text:style-name="P14"/>
      <text:p text:style-name="P14"/>
      <text:p text:style-name="P14"/>
      <text:p text:style-name="P14">POLYNOMIAL KERNEL TYPE</text:p>
      <text:p text:style-name="P14">RESULTS FOR SLIDING WINDOW <text:s/>35</text:p>
      <text:p text:style-name="P14">Confusion matrix, without normalization</text:p>
      <text:p text:style-name="P14">[[7647 <text:s text:c="3"/>0]</text:p>
      <text:p text:style-name="P14"><text:s/>[2885 <text:s text:c="3"/>0]]</text:p>
      <text:p text:style-name="P14">Normalized confusion matrix</text:p>
      <text:p text:style-name="P14">[[ 1. <text:s/>0.]</text:p>
      <text:p text:style-name="P14"><text:s/>[ 1. <text:s/>0.]]</text:p>
      <text:p text:style-name="P14">/home/u2351/.local/lib/python3.5/site-packages/sklearn/metrics/classification.py:1135: UndefinedMetricWarning: Precision and F-score are ill-defined and being set to 0.0 in labels with no predicted samples.</text:p>
      <text:p text:style-name="P14"><text:s text:c="2"/>'precision', 'predicted', average, warn_for)</text:p>
      <text:p text:style-name="P14"><text:soft-page-break/><text:s text:c="24"/>precision <text:s text:c="3"/>recall <text:s/>f1-score <text:s text:c="2"/>support</text:p>
      <text:p text:style-name="P14"/>
      <text:p text:style-name="P14"><text:s text:c="3"/>Class 0 == globular <text:s text:c="6"/>0.73 <text:s text:c="5"/>1.00 <text:s text:c="5"/>0.84 <text:s text:c="5"/>7647</text:p>
      <text:p text:style-name="P14">Class 1 == beta barrel <text:s text:c="6"/>0.00 <text:s text:c="5"/>0.00 <text:s text:c="5"/>0.00 <text:s text:c="5"/>2885</text:p>
      <text:p text:style-name="P14"/>
      <text:p text:style-name="P14"><text:s text:c="11"/>avg / total <text:s text:c="6"/>0.53 <text:s text:c="5"/>0.73 <text:s text:c="5"/>0.61 <text:s text:c="4"/>10532</text:p>
      <text:p text:style-name="P14"/>
      <text:p text:style-name="P14">[ 0.72615093 <text:s/>0.72615093 <text:s/>0.72602089 <text:s/>0.72602089 <text:s/>0.72602089]</text:p>
      <text:p text:style-name="P14">The accuracy for a sliding window of 35: 0.7261 (+/- 0.0001)</text:p>
      <text:p text:style-name="P14">Cross-Predicted Accuracy: -0.377272132863</text:p>
      <text:p text:style-name="P14"/>
      <text:p text:style-name="P15">SIGMOID KERNEL TYPE</text:p>
      <text:p text:style-name="P15">RESULTS FOR SLIDING WINDOW <text:s/>35</text:p>
      <text:p text:style-name="P15">Confusion matrix, without normalization</text:p>
      <text:p text:style-name="P15">[[7647 <text:s text:c="3"/>0]</text:p>
      <text:p text:style-name="P15"><text:s/>[2885 <text:s text:c="3"/>0]]</text:p>
      <text:p text:style-name="P15">Normalized confusion matrix</text:p>
      <text:p text:style-name="P15">[[ 1. <text:s/>0.]</text:p>
      <text:p text:style-name="P15"><text:s/>[ 1. <text:s/>0.]]</text:p>
      <text:p text:style-name="P15">/home/u2351/.local/lib/python3.5/site-packages/sklearn/metrics/classification.py:1135: UndefinedMetricWarning: Precision and F-score are ill-defined and being set to 0.0 in labels with no predicted samples.</text:p>
      <text:p text:style-name="P15"><text:s text:c="2"/>'precision', 'predicted', average, warn_for)</text:p>
      <text:p text:style-name="P15"><text:s text:c="24"/>precision <text:s text:c="3"/>recall <text:s/>f1-score <text:s text:c="2"/>support</text:p>
      <text:p text:style-name="P15"/>
      <text:p text:style-name="P15"><text:s text:c="3"/>Class 0 == globular <text:s text:c="6"/>0.73 <text:s text:c="5"/>1.00 <text:s text:c="5"/>0.84 <text:s text:c="5"/>7647</text:p>
      <text:p text:style-name="P15">Class 1 == beta barrel <text:s text:c="6"/>0.00 <text:s text:c="5"/>0.00 <text:s text:c="5"/>0.00 <text:s text:c="5"/>2885</text:p>
      <text:p text:style-name="P15"/>
      <text:p text:style-name="P15"><text:s text:c="11"/>avg / total <text:s text:c="6"/>0.53 <text:s text:c="5"/>0.73 <text:s text:c="5"/>0.61 <text:s text:c="4"/>10532</text:p>
      <text:p text:style-name="P15"/>
      <text:p text:style-name="P24">[ 0.72615093 <text:s/>0.72615093 <text:s/>0.72602089 <text:s/>0.72602089 <text:s/>0.72602089]</text:p>
      <text:p text:style-name="P24">The accuracy for a sliding window of 35: 0.7261 (+/- 0.0001)</text:p>
      <text:p text:style-name="P24">Cross-Predicted Accuracy: -0.377272132863</text:p>
      <text:p text:style-name="P24"/>
      <text:p text:style-name="P24"/>
      <text:p text:style-name="P24"/>
      <text:p text:style-name="P22">GAMMA VARIABLE EQUAL TO: <text:s/>1e-08</text:p>
      <text:p text:style-name="P24">RBF KERNEL TYPE</text:p>
      <text:p text:style-name="P24">RESULTS FOR SLIDING WINDOW <text:s/>35</text:p>
      <text:p text:style-name="P24">Confusion matrix, without normalization</text:p>
      <text:p text:style-name="P24">[[7647 <text:s text:c="3"/>0]</text:p>
      <text:p text:style-name="P24"><text:s/>[2885 <text:s text:c="3"/>0]]</text:p>
      <text:p text:style-name="P24">Normalized confusion matrix</text:p>
      <text:p text:style-name="P24">[[ 1. <text:s/>0.]</text:p>
      <text:p text:style-name="P24"><text:s/>[ 1. <text:s/>0.]]</text:p>
      <text:p text:style-name="P24">/home/u2351/.local/lib/python3.5/site-packages/sklearn/metrics/classification.py:1135: UndefinedMetricWarning: Precision and F-score are ill-defined and being set to 0.0 in labels with no predicted samples.</text:p>
      <text:p text:style-name="P24"><text:s text:c="2"/>'precision', 'predicted', average, warn_for)</text:p>
      <text:p text:style-name="P24"><text:soft-page-break/><text:s text:c="24"/>precision <text:s text:c="3"/>recall <text:s/>f1-score <text:s text:c="2"/>support</text:p>
      <text:p text:style-name="P24"/>
      <text:p text:style-name="P24"><text:s text:c="3"/>Class 0 == globular <text:s text:c="6"/>0.73 <text:s text:c="5"/>1.00 <text:s text:c="5"/>0.84 <text:s text:c="5"/>7647</text:p>
      <text:p text:style-name="P24">Class 1 == beta barrel <text:s text:c="6"/>0.00 <text:s text:c="5"/>0.00 <text:s text:c="5"/>0.00 <text:s text:c="5"/>2885</text:p>
      <text:p text:style-name="P24"/>
      <text:p text:style-name="P24"><text:s text:c="11"/>avg / total <text:s text:c="6"/>0.53 <text:s text:c="5"/>0.73 <text:s text:c="5"/>0.61 <text:s text:c="4"/>10532</text:p>
      <text:p text:style-name="P24"/>
      <text:p text:style-name="P24">[ 0.72615093 <text:s/>0.72615093 <text:s/>0.72602089 <text:s/>0.72602089 <text:s/>0.72602089]</text:p>
      <text:p text:style-name="P24">The accuracy for a sliding window of 35: 0.7261 (+/- 0.0001)</text:p>
      <text:p text:style-name="P24">Cross-Predicted Accuracy: -0.377272132863</text:p>
      <text:p text:style-name="P24"/>
      <text:p text:style-name="P24"/>
      <text:p text:style-name="P24"/>
      <text:p text:style-name="P24">POLYNOMIAL KERNEL TYPE</text:p>
      <text:p text:style-name="P24">RESULTS FOR SLIDING WINDOW <text:s/>35</text:p>
      <text:p text:style-name="P24">Confusion matrix, without normalization</text:p>
      <text:p text:style-name="P24">[[7647 <text:s text:c="3"/>0]</text:p>
      <text:p text:style-name="P24"><text:s/>[2885 <text:s text:c="3"/>0]]</text:p>
      <text:p text:style-name="P24">Normalized confusion matrix</text:p>
      <text:p text:style-name="P24">[[ 1. <text:s/>0.]</text:p>
      <text:p text:style-name="P24"><text:s/>[ 1. <text:s/>0.]]</text:p>
      <text:p text:style-name="P24">/home/u2351/.local/lib/python3.5/site-packages/sklearn/metrics/classification.py:1135: UndefinedMetricWarning: Precision and F-score are ill-defined and being set to 0.0 in labels with no predicted samples.</text:p>
      <text:p text:style-name="P24"><text:s text:c="2"/>'precision', 'predicted', average, warn_for)</text:p>
      <text:p text:style-name="P24"><text:s text:c="24"/>precision <text:s text:c="3"/>recall <text:s/>f1-score <text:s text:c="2"/>support</text:p>
      <text:p text:style-name="P24"/>
      <text:p text:style-name="P24"><text:s text:c="3"/>Class 0 == globular <text:s text:c="6"/>0.73 <text:s text:c="5"/>1.00 <text:s text:c="5"/>0.84 <text:s text:c="5"/>7647</text:p>
      <text:p text:style-name="P24">Class 1 == beta barrel <text:s text:c="6"/>0.00 <text:s text:c="5"/>0.00 <text:s text:c="5"/>0.00 <text:s text:c="5"/>2885</text:p>
      <text:p text:style-name="P24"/>
      <text:p text:style-name="P24"><text:s text:c="11"/>avg / total <text:s text:c="6"/>0.53 <text:s text:c="5"/>0.73 <text:s text:c="5"/>0.61 <text:s text:c="4"/>10532</text:p>
      <text:p text:style-name="P24"/>
      <text:p text:style-name="P24">[ 0.72615093 <text:s/>0.72615093 <text:s/>0.72602089 <text:s/>0.72602089 <text:s/>0.72602089]</text:p>
      <text:p text:style-name="P24">The accuracy for a sliding window of 35: 0.7261 (+/- 0.0001)</text:p>
      <text:p text:style-name="P24">Cross-Predicted Accuracy: -0.377272132863</text:p>
      <text:p text:style-name="P24"/>
      <text:p text:style-name="P24"/>
      <text:p text:style-name="P24"/>
      <text:p text:style-name="P24">SIGMOID KERNEL TYPE</text:p>
      <text:p text:style-name="P24">RESULTS FOR SLIDING WINDOW <text:s/>35</text:p>
      <text:p text:style-name="P24">Confusion matrix, without normalization</text:p>
      <text:p text:style-name="P24">[[7647 <text:s text:c="3"/>0]</text:p>
      <text:p text:style-name="P24"><text:s/>[2885 <text:s text:c="3"/>0]]</text:p>
      <text:p text:style-name="P24">Normalized confusion matrix</text:p>
      <text:p text:style-name="P24">[[ 1. <text:s/>0.]</text:p>
      <text:p text:style-name="P24"><text:s/>[ 1. <text:s/>0.]]</text:p>
      <text:p text:style-name="P24">/home/u2351/.local/lib/python3.5/site-packages/sklearn/metrics/classification.py:1135: UndefinedMetricWarning: Precision and F-score are ill-defined and being set to 0.0 in labels with no predicted samples.</text:p>
      <text:p text:style-name="P24"><text:soft-page-break/><text:s text:c="2"/>'precision', 'predicted', average, warn_for)</text:p>
      <text:p text:style-name="P24"><text:s text:c="24"/>precision <text:s text:c="3"/>recall <text:s/>f1-score <text:s text:c="2"/>support</text:p>
      <text:p text:style-name="P24"/>
      <text:p text:style-name="P24"><text:s text:c="3"/>Class 0 == globular <text:s text:c="6"/>0.73 <text:s text:c="5"/>1.00 <text:s text:c="5"/>0.84 <text:s text:c="5"/>7647</text:p>
      <text:p text:style-name="P24">Class 1 == beta barrel <text:s text:c="6"/>0.00 <text:s text:c="5"/>0.00 <text:s text:c="5"/>0.00 <text:s text:c="5"/>2885</text:p>
      <text:p text:style-name="P24"/>
      <text:p text:style-name="P24"><text:s text:c="11"/>avg / total <text:s text:c="6"/>0.53 <text:s text:c="5"/>0.73 <text:s text:c="5"/>0.61 <text:s text:c="4"/>10532</text:p>
      <text:p text:style-name="P24"/>
      <text:p text:style-name="P24">[ 0.72615093 <text:s/>0.72615093 <text:s/>0.72602089 <text:s/>0.72602089 <text:s/>0.72602089]</text:p>
      <text:p text:style-name="P24">The accuracy for a sliding window of 35: 0.7261 (+/- 0.0001)</text:p>
      <text:p text:style-name="P24">Cross-Predicted Accuracy: -0.377272132863</text:p>
      <text:p text:style-name="P24"/>
      <text:p text:style-name="P24"/>
      <text:p text:style-name="P24"/>
      <text:p text:style-name="P23">GAMMA VARIABLE EQUAL TO: <text:s/>1e-07</text:p>
      <text:p text:style-name="P25">RBF KERNEL TYPE</text:p>
      <text:p text:style-name="P25">RESULTS FOR SLIDING WINDOW <text:s/>35</text:p>
      <text:p text:style-name="P25">Confusion matrix, without normalization</text:p>
      <text:p text:style-name="P25">[[7647 <text:s text:c="3"/>0]</text:p>
      <text:p text:style-name="P25"><text:s/>[2885 <text:s text:c="3"/>0]]</text:p>
      <text:p text:style-name="P25">Normalized confusion matrix</text:p>
      <text:p text:style-name="P25">[[ 1. <text:s/>0.]</text:p>
      <text:p text:style-name="P25"><text:s/>[ 1. <text:s/>0.]]</text:p>
      <text:p text:style-name="P25">/home/u2351/.local/lib/python3.5/site-packages/sklearn/metrics/classification.py:1135: UndefinedMetricWarning: Precision and F-score are ill-defined and being set to 0.0 in labels with no predicted samples.</text:p>
      <text:p text:style-name="P25"><text:s text:c="2"/>'precision', 'predicted', average, warn_for)</text:p>
      <text:p text:style-name="P25"><text:s text:c="24"/>precision <text:s text:c="3"/>recall <text:s/>f1-score <text:s text:c="2"/>support</text:p>
      <text:p text:style-name="P25"/>
      <text:p text:style-name="P25"><text:s text:c="3"/>Class 0 == globular <text:s text:c="6"/>0.73 <text:s text:c="5"/>1.00 <text:s text:c="5"/>0.84 <text:s text:c="5"/>7647</text:p>
      <text:p text:style-name="P25">Class 1 == beta barrel <text:s text:c="6"/>0.00 <text:s text:c="5"/>0.00 <text:s text:c="5"/>0.00 <text:s text:c="5"/>2885</text:p>
      <text:p text:style-name="P25"/>
      <text:p text:style-name="P25"><text:s text:c="11"/>avg / total <text:s text:c="6"/>0.53 <text:s text:c="5"/>0.73 <text:s text:c="5"/>0.61 <text:s text:c="4"/>10532</text:p>
      <text:p text:style-name="P25"/>
      <text:p text:style-name="P25">[ 0.72615093 <text:s/>0.72615093 <text:s/>0.72602089 <text:s/>0.72602089 <text:s/>0.72602089]</text:p>
      <text:p text:style-name="P25">The accuracy for a sliding window of 35: 0.7261 (+/- 0.0001)</text:p>
      <text:p text:style-name="P25">Cross-Predicted Accuracy: -0.377272132863</text:p>
      <text:p text:style-name="P25"/>
      <text:p text:style-name="P25"/>
      <text:p text:style-name="P25"/>
      <text:p text:style-name="P25">POLYNOMIAL KERNEL TYPE</text:p>
      <text:p text:style-name="P25">RESULTS FOR SLIDING WINDOW <text:s/>35</text:p>
      <text:p text:style-name="P25">Confusion matrix, without normalization</text:p>
      <text:p text:style-name="P25">[[7647 <text:s text:c="3"/>0]</text:p>
      <text:p text:style-name="P25"><text:s/>[2885 <text:s text:c="3"/>0]]</text:p>
      <text:p text:style-name="P25">Normalized confusion matrix</text:p>
      <text:p text:style-name="P25">[[ 1. <text:s/>0.]</text:p>
      <text:p text:style-name="P25"><text:s/>[ 1. <text:s/>0.]]</text:p>
      <text:p text:style-name="P25"><text:soft-page-break/>/home/u2351/.local/lib/python3.5/site-packages/sklearn/metrics/classification.py:1135: UndefinedMetricWarning: Precision and F-score are ill-defined and being set to 0.0 in labels with no predicted samples.</text:p>
      <text:p text:style-name="P25"><text:s text:c="2"/>'precision', 'predicted', average, warn_for)</text:p>
      <text:p text:style-name="P25"><text:s text:c="24"/>precision <text:s text:c="3"/>recall <text:s/>f1-score <text:s text:c="2"/>support</text:p>
      <text:p text:style-name="P25"/>
      <text:p text:style-name="P25"><text:s text:c="3"/>Class 0 == globular <text:s text:c="6"/>0.73 <text:s text:c="5"/>1.00 <text:s text:c="5"/>0.84 <text:s text:c="5"/>7647</text:p>
      <text:p text:style-name="P25">Class 1 == beta barrel <text:s text:c="6"/>0.00 <text:s text:c="5"/>0.00 <text:s text:c="5"/>0.00 <text:s text:c="5"/>2885</text:p>
      <text:p text:style-name="P25"/>
      <text:p text:style-name="P25"><text:s text:c="11"/>avg / total <text:s text:c="6"/>0.53 <text:s text:c="5"/>0.73 <text:s text:c="5"/>0.61 <text:s text:c="4"/>10532</text:p>
      <text:p text:style-name="P25"/>
      <text:p text:style-name="P25">[ 0.72615093 <text:s/>0.72615093 <text:s/>0.72602089 <text:s/>0.72602089 <text:s/>0.72602089]</text:p>
      <text:p text:style-name="P25">The accuracy for a sliding window of 35: 0.7261 (+/- 0.0001)</text:p>
      <text:p text:style-name="P25">Cross-Predicted Accuracy: -0.377272132863</text:p>
      <text:p text:style-name="P25"/>
      <text:p text:style-name="P25"/>
      <text:p text:style-name="P25"/>
      <text:p text:style-name="P25">SIGMOID KERNEL TYPE</text:p>
      <text:p text:style-name="P25">RESULTS FOR SLIDING WINDOW <text:s/>35</text:p>
      <text:p text:style-name="P25">Confusion matrix, without normalization</text:p>
      <text:p text:style-name="P25">[[7647 <text:s text:c="3"/>0]</text:p>
      <text:p text:style-name="P25"><text:s/>[2885 <text:s text:c="3"/>0]]</text:p>
      <text:p text:style-name="P25">Normalized confusion matrix</text:p>
      <text:p text:style-name="P25">[[ 1. <text:s/>0.]</text:p>
      <text:p text:style-name="P25"><text:s/>[ 1. <text:s/>0.]]</text:p>
      <text:p text:style-name="P25">/home/u2351/.local/lib/python3.5/site-packages/sklearn/metrics/classification.py:1135: UndefinedMetricWarning: Precision and F-score are ill-defined and being set to 0.0 in labels with no predicted samples.</text:p>
      <text:p text:style-name="P25"><text:s text:c="2"/>'precision', 'predicted', average, warn_for)</text:p>
      <text:p text:style-name="P25"><text:s text:c="24"/>precision <text:s text:c="3"/>recall <text:s/>f1-score <text:s text:c="2"/>support</text:p>
      <text:p text:style-name="P25"/>
      <text:p text:style-name="P25"><text:s text:c="3"/>Class 0 == globular <text:s text:c="6"/>0.73 <text:s text:c="5"/>1.00 <text:s text:c="5"/>0.84 <text:s text:c="5"/>7647</text:p>
      <text:p text:style-name="P25">Class 1 == beta barrel <text:s text:c="6"/>0.00 <text:s text:c="5"/>0.00 <text:s text:c="5"/>0.00 <text:s text:c="5"/>2885</text:p>
      <text:p text:style-name="P25"/>
      <text:p text:style-name="P25"><text:s text:c="11"/>avg / total <text:s text:c="6"/>0.53 <text:s text:c="5"/>0.73 <text:s text:c="5"/>0.61 <text:s text:c="4"/>10532</text:p>
      <text:p text:style-name="P25"/>
      <text:p text:style-name="P25">[ 0.72615093 <text:s/>0.72615093 <text:s/>0.72602089 <text:s/>0.72602089 <text:s/>0.72602089]</text:p>
      <text:p text:style-name="P25">The accuracy for a sliding window of 35: 0.7261 (+/- 0.0001)</text:p>
      <text:p text:style-name="P25">Cross-Predicted Accuracy: -0.377272132863</text:p>
      <text:p text:style-name="P25"/>
      <text:p text:style-name="P23">GAMMA VARIABLE EQUAL TO: <text:s/>1e-06</text:p>
      <text:p text:style-name="P25">RBF KERNEL TYPE</text:p>
      <text:p text:style-name="P25">RESULTS FOR SLIDING WINDOW <text:s/>35</text:p>
      <text:p text:style-name="P25">Confusion matrix, without normalization</text:p>
      <text:p text:style-name="P25">[[7647 <text:s text:c="3"/>0]</text:p>
      <text:p text:style-name="P25"><text:s/>[2885 <text:s text:c="3"/>0]]</text:p>
      <text:p text:style-name="P25">Normalized confusion matrix</text:p>
      <text:p text:style-name="P25">[[ 1. <text:s/>0.]</text:p>
      <text:p text:style-name="P25"><text:s/>[ 1. <text:s/>0.]]</text:p>
      <text:p text:style-name="P25"><text:soft-page-break/>/home/u2351/.local/lib/python3.5/site-packages/sklearn/metrics/classification.py:1135: UndefinedMetricWarning: Precision and F-score are ill-defined and being set to 0.0 in labels with no predicted samples.</text:p>
      <text:p text:style-name="P25"><text:s text:c="2"/>'precision', 'predicted', average, warn_for)</text:p>
      <text:p text:style-name="P25"><text:s text:c="24"/>precision <text:s text:c="3"/>recall <text:s/>f1-score <text:s text:c="2"/>support</text:p>
      <text:p text:style-name="P25"/>
      <text:p text:style-name="P25"><text:s text:c="3"/>Class 0 == globular <text:s text:c="6"/>0.73 <text:s text:c="5"/>1.00 <text:s text:c="5"/>0.84 <text:s text:c="5"/>7647</text:p>
      <text:p text:style-name="P25">Class 1 == beta barrel <text:s text:c="6"/>0.00 <text:s text:c="5"/>0.00 <text:s text:c="5"/>0.00 <text:s text:c="5"/>2885</text:p>
      <text:p text:style-name="P25"/>
      <text:p text:style-name="P25"><text:s text:c="11"/>avg / total <text:s text:c="6"/>0.53 <text:s text:c="5"/>0.73 <text:s text:c="5"/>0.61 <text:s text:c="4"/>10532</text:p>
      <text:p text:style-name="P25"/>
      <text:p text:style-name="P25">[ 0.72615093 <text:s/>0.72615093 <text:s/>0.72602089 <text:s/>0.72602089 <text:s/>0.72602089]</text:p>
      <text:p text:style-name="P25">The accuracy for a sliding window of 35: 0.7261 (+/- 0.0001)</text:p>
      <text:p text:style-name="P25">Cross-Predicted Accuracy: -0.377272132863</text:p>
      <text:p text:style-name="P25"/>
      <text:p text:style-name="P25"/>
      <text:p text:style-name="P25"/>
      <text:p text:style-name="P25">POLYNOMIAL KERNEL TYPE</text:p>
      <text:p text:style-name="P25">RESULTS FOR SLIDING WINDOW <text:s/>35</text:p>
      <text:p text:style-name="P25">Confusion matrix, without normalization</text:p>
      <text:p text:style-name="P25">[[7647 <text:s text:c="3"/>0]</text:p>
      <text:p text:style-name="P25"><text:s/>[2885 <text:s text:c="3"/>0]]</text:p>
      <text:p text:style-name="P25">Normalized confusion matrix</text:p>
      <text:p text:style-name="P25">[[ 1. <text:s/>0.]</text:p>
      <text:p text:style-name="P25"><text:s/>[ 1. <text:s/>0.]]</text:p>
      <text:p text:style-name="P25">/home/u2351/.local/lib/python3.5/site-packages/sklearn/metrics/classification.py:1135: UndefinedMetricWarning: Precision and F-score are ill-defined and being set to 0.0 in labels with no predicted samples.</text:p>
      <text:p text:style-name="P25"><text:s text:c="2"/>'precision', 'predicted', average, warn_for)</text:p>
      <text:p text:style-name="P25"><text:s text:c="24"/>precision <text:s text:c="3"/>recall <text:s/>f1-score <text:s text:c="2"/>support</text:p>
      <text:p text:style-name="P25"/>
      <text:p text:style-name="P25"><text:s text:c="3"/>Class 0 == globular <text:s text:c="6"/>0.73 <text:s text:c="5"/>1.00 <text:s text:c="5"/>0.84 <text:s text:c="5"/>7647</text:p>
      <text:p text:style-name="P25">Class 1 == beta barrel <text:s text:c="6"/>0.00 <text:s text:c="5"/>0.00 <text:s text:c="5"/>0.00 <text:s text:c="5"/>2885</text:p>
      <text:p text:style-name="P25"/>
      <text:p text:style-name="P25"><text:s text:c="11"/>avg / total <text:s text:c="6"/>0.53 <text:s text:c="5"/>0.73 <text:s text:c="5"/>0.61 <text:s text:c="4"/>10532</text:p>
      <text:p text:style-name="P25"/>
      <text:p text:style-name="P25">[ 0.72615093 <text:s/>0.72615093 <text:s/>0.72602089 <text:s/>0.72602089 <text:s/>0.72602089]</text:p>
      <text:p text:style-name="P25">The accuracy for a sliding window of 35: 0.7261 (+/- 0.0001)</text:p>
      <text:p text:style-name="P25">Cross-Predicted Accuracy: -0.377272132863</text:p>
      <text:p text:style-name="P25"/>
      <text:p text:style-name="P25"/>
      <text:p text:style-name="P25"/>
      <text:p text:style-name="P25">SIGMOID KERNEL TYPE</text:p>
      <text:p text:style-name="P25">RESULTS FOR SLIDING WINDOW <text:s/>35</text:p>
      <text:p text:style-name="P25">Confusion matrix, without normalization</text:p>
      <text:p text:style-name="P25">[[7647 <text:s text:c="3"/>0]</text:p>
      <text:p text:style-name="P25"><text:s/>[2885 <text:s text:c="3"/>0]]</text:p>
      <text:p text:style-name="P25">Normalized confusion matrix</text:p>
      <text:p text:style-name="P25">[[ 1. <text:s/>0.]</text:p>
      <text:p text:style-name="P25"><text:soft-page-break/><text:s/>[ 1. <text:s/>0.]]</text:p>
      <text:p text:style-name="P25">/home/u2351/.local/lib/python3.5/site-packages/sklearn/metrics/classification.py:1135: UndefinedMetricWarning: Precision and F-score are ill-defined and being set to 0.0 in labels with no predicted samples.</text:p>
      <text:p text:style-name="P25"><text:s text:c="2"/>'precision', 'predicted', average, warn_for)</text:p>
      <text:p text:style-name="P25"><text:s text:c="24"/>precision <text:s text:c="3"/>recall <text:s/>f1-score <text:s text:c="2"/>support</text:p>
      <text:p text:style-name="P25"/>
      <text:p text:style-name="P25"><text:s text:c="3"/>Class 0 == globular <text:s text:c="6"/>0.73 <text:s text:c="5"/>1.00 <text:s text:c="5"/>0.84 <text:s text:c="5"/>7647</text:p>
      <text:p text:style-name="P25">Class 1 == beta barrel <text:s text:c="6"/>0.00 <text:s text:c="5"/>0.00 <text:s text:c="5"/>0.00 <text:s text:c="5"/>2885</text:p>
      <text:p text:style-name="P25"/>
      <text:p text:style-name="P25"><text:s text:c="11"/>avg / total <text:s text:c="6"/>0.53 <text:s text:c="5"/>0.73 <text:s text:c="5"/>0.61 <text:s text:c="4"/>10532</text:p>
      <text:p text:style-name="P25"/>
      <text:p text:style-name="P25">[ 0.72615093 <text:s/>0.72615093 <text:s/>0.72602089 <text:s/>0.72602089 <text:s/>0.72602089]</text:p>
      <text:p text:style-name="P25">The accuracy for a sliding window of 35: 0.7261 (+/- 0.0001)</text:p>
      <text:p text:style-name="P25">Cross-Predicted Accuracy: -0.377272132863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5:59:48.622675507</meta:creation-date>
    <dc:date>2018-03-08T17:29:37.840119412</dc:date>
    <meta:editing-duration>PT1H9M33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25" meta:paragraph-count="829" meta:word-count="4589" meta:character-count="39539" meta:non-whitespace-character-count="29861"/>
  </office:meta>
</office:document-meta>
</file>